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6862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3.520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8.098in"/>
    </style:style>
    <style:style style:name="co13" style:family="table-column">
      <style:table-column-properties fo:break-before="auto" style:column-width="5.2571in"/>
    </style:style>
    <style:style style:name="co14" style:family="table-column">
      <style:table-column-properties fo:break-before="auto" style:column-width="1.1398in"/>
    </style:style>
    <style:style style:name="co15" style:family="table-column">
      <style:table-column-properties fo:break-before="auto" style:column-width="1.4827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752in"/>
    </style:style>
    <style:style style:name="co20" style:family="table-column">
      <style:table-column-properties fo:break-before="auto" style:column-width="0.6252in"/>
    </style:style>
    <style:style style:name="co21" style:family="table-column">
      <style:table-column-properties fo:break-before="auto" style:column-width="0.7319in"/>
    </style:style>
    <style:style style:name="co22" style:family="table-column">
      <style:table-column-properties fo:break-before="auto" style:column-width="4.9673in"/>
    </style:style>
    <style:style style:name="co23" style:family="table-column">
      <style:table-column-properties fo:break-before="auto" style:column-width="2.2437in"/>
    </style:style>
    <style:style style:name="co24" style:family="table-column">
      <style:table-column-properties fo:break-before="auto" style:column-width="3.8953in"/>
    </style:style>
    <style:style style:name="co25" style:family="table-column">
      <style:table-column-properties fo:break-before="auto" style:column-width="6.3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" style:family="table-cell" style:parent-style-name="Default" style:data-style-name="N121"/>
    <style:style style:name="ce8" style:family="table-cell" style:parent-style-name="Default" style:data-style-name="N36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08/23/2022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9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threadreaderapp.com/thread/1565420057735446530.html" xlink:type="simple">https://threadreaderapp.com/thread/1565420057735446530.html</text:a></text:p>
          </table:table-cell>
          <table:table-cell table:style-name="ce9" office:value-type="string" calcext:value-type="string">
            <text:p>Niki Kazemzadeh (she/her) re: @wrdsb trustee elections. 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09/02/202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09/05/2022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04/06/2022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08/31/2022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08/10/2022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07/22/20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06/08/2022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5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5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5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5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5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5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5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5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5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5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5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5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5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5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5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5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5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5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5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5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5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5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5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5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5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5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5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5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5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5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5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5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5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5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5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5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5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3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5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5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5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5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5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5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5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5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5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5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5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5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5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table:number-columns-repeated="5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5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 table:number-columns-repeated="5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5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5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5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5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5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 table:number-columns-repeated="5"/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5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5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5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5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5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5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5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5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5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5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5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 table:number-columns-repeated="5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5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5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5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5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5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5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5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5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5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5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5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5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5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5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5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5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5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5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5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5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5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5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3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5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5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5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5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5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5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5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5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5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5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5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5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5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5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5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5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5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5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5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5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5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5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5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5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5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5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5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5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5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5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5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5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5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5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5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5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5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5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5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5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5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5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5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5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5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5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5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5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5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5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 table:number-columns-repeated="5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5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5"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5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 office:value-type="string" calcext:value-type="string">
            <text:p>1-800-311-5611</text:p>
          </table:table-cell>
          <table:table-cell table:number-columns-repeated="4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5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5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5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5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5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5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5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5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5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5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5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5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office:forms form:automatic-focus="false" form:apply-design-mode="false"/>
        <table:table-column table:style-name="co25" table:default-cell-style-name="ce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I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Collabora_Office/22.05.4.1$Linux_X86_64 LibreOffice_project/fe4468db8de113d2844a8733dd094506af778b51</meta:generator>
    <dc:date>2022-09-06T19:38:42.650283852</dc:date>
    <meta:editing-duration>PT10H4M1S</meta:editing-duration>
    <meta:editing-cycles>39</meta:editing-cycles>
    <meta:document-statistic meta:table-count="5" meta:cell-count="1331" meta:object-count="0"/>
  </office:meta>
</office:document-meta>
</file>